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2D6000002DFCD3D987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ff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9.234cm" svg:x="1cm" svg:y="5.232cm">
          <draw:image xlink:href="Pictures/10000000000002D6000002DFCD3D9872.png" xlink:type="simple" xlink:show="embed" xlink:actuate="onLoad">
            <text:p/>
          </draw:image>
        </draw:frame>
        <draw:custom-shape draw:style-name="gr2" draw:text-style-name="P1" draw:layer="layout" svg:width="2.4cm" svg:height="1.5cm" svg:x="6.7cm" svg:y="7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0.9cm" svg:x="17.3cm" svg:y="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0.9cm" svg:x="5.6cm" svg:y="8.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cm" svg:height="0.9cm" svg:x="16.2cm" svg:y="22.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16T15:35:53</dc:date>
    <dc:creator>Rakhi </dc:creator>
    <meta:document-statistic meta:object-count="5"/>
    <meta:generator>LibreOffice/3.5$Linux_x86 LibreOffice_project/350m1$Build-202</meta:generator>
  </office:meta>
</office:document-meta>
</file>